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229in" style:rel-column-width="3201*"/>
    </style:style>
    <style:style style:name="Table2.B" style:family="table-column">
      <style:table-column-properties style:column-width="1.7882in" style:rel-column-width="2575*"/>
    </style:style>
    <style:style style:name="Table2.C" style:family="table-column">
      <style:table-column-properties style:column-width="2.9139in" style:rel-column-width="419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4972in" fo:margin-right="0in" fo:text-align="start" style:justify-single-word="false" fo:text-indent="0in" style:auto-text-indent="false"/>
      <style:text-properties fo:font-size="12pt" fo:font-weight="bold" officeooo:paragraph-rsid="0015791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791e" officeooo:paragraph-rsid="0015791e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791e" officeooo:paragraph-rsid="0015791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5791e" officeooo:paragraph-rsid="0015791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.4972in" fo:margin-right="0in" fo:text-align="start" style:justify-single-word="false" fo:text-indent="0in" style:auto-text-indent="false"/>
      <style:text-properties fo:font-size="12pt" fo:font-weight="normal" officeooo:rsid="0015791e" officeooo:paragraph-rsid="0015791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15c04f" officeooo:paragraph-rsid="0015c04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15c04f" officeooo:paragraph-rsid="00180f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15c04f" officeooo:paragraph-rsid="0019772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15c04f" officeooo:paragraph-rsid="001a809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15c04f" officeooo:paragraph-rsid="001c71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officeooo:rsid="0015c04f" officeooo:paragraph-rsid="00180f8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officeooo:rsid="0015c04f" officeooo:paragraph-rsid="001c716c" style:font-size-asian="10.5pt" style:font-weight-asian="bold" style:font-size-complex="12pt" style:font-weight-complex="bold"/>
    </style:style>
    <style:style style:name="P13" style:family="paragraph" style:parent-style-name="Header">
      <style:paragraph-properties fo:text-align="end" style:justify-single-word="false"/>
      <style:text-properties officeooo:rsid="0015791e" officeooo:paragraph-rsid="0015791e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paragraph-rsid="00180f88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paragraph-rsid="00197728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paragraph-rsid="001a8092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bold" officeooo:paragraph-rsid="00180f88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officeooo:paragraph-rsid="00197728" style:font-size-asian="10.5pt" style:font-weight-asian="bold" style:font-size-complex="12pt" style:font-weight-complex="bold"/>
    </style:style>
    <style:style style:name="P20" style:family="paragraph" style:parent-style-name="Table_20_Contents">
      <style:text-properties fo:font-weight="normal" style:font-weight-asian="normal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font-weight="normal" officeooo:rsid="0015791e" style:font-weight-asian="normal" style:font-weight-complex="normal"/>
    </style:style>
    <style:style style:name="T2" style:family="text">
      <style:text-properties fo:font-weight="normal" officeooo:rsid="0015c04f" style:font-weight-asian="normal" style:font-weight-complex="normal"/>
    </style:style>
    <style:style style:name="T3" style:family="text">
      <style:text-properties fo:font-weight="normal" officeooo:rsid="001c716c" style:font-weight-asian="normal" style:font-weight-complex="normal"/>
    </style:style>
    <style:style style:name="T4" style:family="text">
      <style:text-properties officeooo:rsid="00180f88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97728" style:font-size-asian="10.5pt" style:font-size-complex="12pt"/>
    </style:style>
    <style:style style:name="T7" style:family="text">
      <style:text-properties fo:font-size="12pt" officeooo:rsid="001a8092" style:font-size-asian="10.5pt" style:font-size-complex="12pt"/>
    </style:style>
    <style:style style:name="T8" style:family="text">
      <style:text-properties officeooo:rsid="00197728"/>
    </style:style>
    <style:style style:name="T9" style:family="text">
      <style:text-properties officeooo:rsid="001a8092"/>
    </style:style>
    <style:style style:name="T10" style:family="text">
      <style:text-properties officeooo:rsid="001c716c"/>
    </style:style>
    <style:style style:name="T11" style:family="text">
      <style:text-properties style:text-position="sub 58%" fo:font-weight="normal" officeooo:rsid="001c716c" style:font-weight-asian="normal" style:font-weight-complex="normal"/>
    </style:style>
    <style:style style:name="T12" style:family="text">
      <style:text-properties style:text-position="0% 100%" fo:font-weight="normal" officeooo:rsid="001c716c" style:font-weight-asian="normal" style:font-weight-complex="normal"/>
    </style:style>
    <style:style style:name="gr1" style:family="graphic">
      <style:graphic-properties draw:stroke="none" svg:stroke-color="#000000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421: Homework 4</text:p>
      <text:p text:style-name="P3"/>
      <text:p text:style-name="P4">Problem 1</text:p>
      <text:p text:style-name="P3"/>
      <text:p text:style-name="P3">let rec cst_to_ast t = match t with</text:p>
      <text:p text:style-name="P1"><text:span text:style-name="T1"><text:tab/>E1 (ge1, <text:s/>t1, ge2)<text:tab/>→ Sub (cst_to_ast </text:span><text:span text:style-name="T2">(</text:span><text:span text:style-name="T1">ge1</text:span><text:span text:style-name="T2">)</text:span><text:span text:style-name="T1">, cst_to_ast </text:span><text:span text:style-name="T2">(</text:span><text:span text:style-name="T1">ge2</text:span><text:span text:style-name="T2">)</text:span><text:span text:style-name="T1">)</text:span></text:p>
      <text:p text:style-name="P1"><text:span text:style-name="T1">|<text:tab/>E2 (ge)<text:tab/>→ cst_to_ast </text:span><text:span text:style-name="T2">(</text:span><text:span text:style-name="T1">ge</text:span><text:span text:style-name="T2">)</text:span></text:p>
      <text:p text:style-name="P1"><text:span text:style-name="T1">|<text:tab/>T1 (t1)<text:tab/>→ cst_to_ast </text:span><text:span text:style-name="T2">(</text:span><text:span text:style-name="T1">t1</text:span><text:span text:style-name="T2">)</text:span></text:p>
      <text:p text:style-name="P5">|<text:tab/>T2 (ge, t1, t2)<text:tab/>→ Times (cst_to_ast ge, cst_to_ast t2)</text:p>
      <text:p text:style-name="P5">|<text:tab/>Ident (s)<text:tab/>→ Id (s);;</text:p>
      <text:p text:style-name="P6"><text:tab/>(* Should be no need to parse the Minus and Star token given current Grammar *)</text:p>
      <text:p text:style-name="P6"/>
      <text:p text:style-name="P11"><text:span text:style-name="T4">Problem 2</text:span></text:p>
      <text:p text:style-name="P11"><text:span text:style-name="T4"/></text:p>
      <text:p text:style-name="P7"><text:span text:style-name="T4">a.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8"><text:span text:style-name="T4">1.</text:span></text:p>
            <text:p text:style-name="P14"/>
            <text:p text:style-name="P14"/>
            <text:p text:style-name="P14"><draw:frame text:anchor-type="paragraph" draw:z-index="5" draw:style-name="gr5" svg:width="0.4331in" svg:height="0.3177in" svg:x="1.3673in" svg:y="0.1882in"><draw:text-box><text:p><text:s text:c="3"/>E</text:p></draw:text-box></draw:frame></text:p>
            <text:p text:style-name="P14"><draw:line text:anchor-type="paragraph" draw:z-index="11" draw:style-name="gr6" draw:text-style-name="P21" svg:x1="0.811in" svg:y1="0.5874in" svg:x2="1.4909in" svg:y2="0.111in"><text:p/></draw:line><draw:line text:anchor-type="paragraph" draw:z-index="12" draw:style-name="gr6" draw:text-style-name="P21" svg:x1="1.561in" svg:y1="0.1728in" svg:x2="1.5701in" svg:y2="0.5874in"><text:p/></draw:line><draw:line text:anchor-type="paragraph" draw:z-index="13" draw:style-name="gr6" draw:text-style-name="P21" svg:x1="1.6228in" svg:y1="0.111in" svg:x2="2.2764in" svg:y2="0.5874in"><text:p/></draw:line></text:p>
            <text:p text:style-name="P14"/>
            <text:p text:style-name="P14"/>
            <text:p text:style-name="P14"><draw:frame text:anchor-type="paragraph" draw:z-index="2" draw:style-name="gr2" svg:width="1.0776in" svg:height="0.2213in" svg:x="0.2547in" svg:y="0.0126in"><draw:text-box><text:p><text:tab/>E</text:p></draw:text-box></draw:frame><draw:frame text:anchor-type="paragraph" draw:z-index="4" draw:style-name="gr4" svg:width="1.3067in" svg:height="0.3185in" svg:x="1.2701in" svg:y="0.0126in"><draw:text-box><text:p><text:s text:c="7"/>*<text:tab/><text:tab/><text:tab/>E</text:p></draw:text-box></draw:frame><draw:line text:anchor-type="paragraph" draw:z-index="8" draw:style-name="gr6" draw:text-style-name="P21" svg:x1="0.7846in" svg:y1="0.3925in" svg:x2="0.7846in" svg:y2="0.1634in"><text:p/></draw:line><draw:line text:anchor-type="paragraph" draw:z-index="9" draw:style-name="gr6" draw:text-style-name="P21" svg:x1="0.3165in" svg:y1="0.3925in" svg:x2="0.7402in" svg:y2="0.1362in"><text:p/></draw:line><draw:line text:anchor-type="paragraph" draw:z-index="10" draw:style-name="gr6" draw:text-style-name="P21" svg:x1="0.8638in" svg:y1="0.1362in" svg:x2="1.2256in" svg:y2="0.3925in"><text:p/></draw:line><draw:line text:anchor-type="paragraph" draw:z-index="14" draw:style-name="gr6" draw:text-style-name="P21" svg:x1="2.3028in" svg:y1="0.1898in" svg:x2="2.3028in" svg:y2="0.3925in"><text:p/></draw:line></text:p>
            <text:p text:style-name="P14"/>
            <text:p text:style-name="P15"><draw:frame text:anchor-type="paragraph" draw:z-index="1" draw:style-name="gr1" svg:width="1.2803in" svg:height="0.265in" svg:x="0.2193in" svg:y="0.0091in"><draw:text-box><text:p>E<text:tab/> *<text:tab/>E</text:p></draw:text-box></draw:frame><draw:frame text:anchor-type="paragraph" draw:z-index="3" draw:style-name="gr3" svg:width="0.6886in" svg:height="0.2567in" svg:x="2.1264in" svg:y="0.0091in"><draw:text-box><text:p><text:s text:c="3"/>c</text:p></draw:text-box></draw:frame><draw:line text:anchor-type="paragraph" draw:z-index="7" draw:style-name="gr6" draw:text-style-name="P21" svg:x1="1.252in" svg:y1="0.4508in" svg:x2="1.252in" svg:y2="0.1591in"><text:p/></draw:line><text:span text:style-name="T4"/></text:p>
            <text:p text:style-name="P14"><draw:line text:anchor-type="paragraph" draw:z-index="6" draw:style-name="gr6" draw:text-style-name="P21" svg:x1="0.2547in" svg:y1="0.2591in" svg:x2="0.2638in" svg:y2="0.0028in"><text:p/></draw:line></text:p>
            <text:p text:style-name="P14"><draw:frame text:anchor-type="paragraph" draw:z-index="0" draw:style-name="gr1" svg:width="1.2098in" svg:height="0.265in" svg:x="0.2102in" svg:y="0.0673in"><draw:text-box><text:p>a<text:tab/><text:tab/><text:tab/>b</text:p></draw:text-box></draw:frame></text:p>
            <text:p text:style-name="P14"/>
            <text:p text:style-name="P14"/>
            <text:p text:style-name="P14"/>
          </table:table-cell>
          <table:table-cell table:style-name="Table1.B1" office:value-type="string">
            <text:p text:style-name="P18"><text:span text:style-name="T4">2.</text:span></text:p>
            <text:p text:style-name="P15"/>
            <text:p text:style-name="P15"><draw:frame text:anchor-type="paragraph" draw:z-index="26" draw:style-name="gr5" svg:width="0.4331in" svg:height="0.3177in" svg:x="1.3673in" svg:y="0.1862in"><draw:text-box><text:p><text:s text:c="3"/>E</text:p></draw:text-box></draw:frame></text:p>
            <text:p text:style-name="P15"><draw:line text:anchor-type="paragraph" draw:z-index="29" draw:style-name="gr6" draw:text-style-name="P21" svg:x1="1.6228in" svg:y1="0.111in" svg:x2="2.2764in" svg:y2="0.5874in"><text:p/></draw:line><draw:line text:anchor-type="paragraph" draw:z-index="28" draw:style-name="gr6" draw:text-style-name="P21" svg:x1="1.561in" svg:y1="0.1728in" svg:x2="1.5701in" svg:y2="0.5874in"><text:p/></draw:line><draw:line text:anchor-type="paragraph" draw:z-index="27" draw:style-name="gr6" draw:text-style-name="P21" svg:x1="0.811in" svg:y1="0.5874in" svg:x2="1.4909in" svg:y2="0.111in"><text:p/></draw:line></text:p>
            <text:p text:style-name="P15"/>
            <text:p text:style-name="P15"/>
            <text:p text:style-name="P15"><draw:frame text:anchor-type="paragraph" draw:z-index="19" draw:style-name="gr4" svg:width="1.3067in" svg:height="0.3185in" svg:x="0.4846in" svg:y="0.0555in"><draw:text-box><text:p><text:s text:c="7"/>E<text:tab/><text:tab/><text:tab/>*</text:p></draw:text-box></draw:frame><draw:frame text:anchor-type="paragraph" draw:z-index="17" draw:style-name="gr2" svg:width="1.0776in" svg:height="0.2213in" svg:x="1.861in" svg:y="0.0728in"><draw:text-box><text:p><text:tab/>E</text:p></draw:text-box></draw:frame></text:p>
            <text:p text:style-name="P18"><draw:line text:anchor-type="paragraph" draw:z-index="21" draw:style-name="gr6" draw:text-style-name="P21" svg:x1="2.8591in" svg:y1="0.8354in" svg:x2="2.8591in" svg:y2="0.5437in"><text:p/></draw:line><draw:frame text:anchor-type="paragraph" draw:z-index="18" draw:style-name="gr3" svg:width="0.6886in" svg:height="0.2567in" svg:x="0.6346in" svg:y="0.3362in"><draw:text-box><text:p><text:s text:c="3"/>a</text:p></draw:text-box></draw:frame><draw:frame text:anchor-type="paragraph" draw:z-index="16" draw:style-name="gr1" svg:width="1.2803in" svg:height="0.265in" svg:x="1.8256in" svg:y="0.3535in"><draw:text-box><text:p>E<text:tab/> *<text:tab/>E</text:p></draw:text-box></draw:frame><draw:line text:anchor-type="paragraph" draw:z-index="20" draw:style-name="gr6" draw:text-style-name="P21" svg:x1="1.8791in" svg:y1="0.8154in" svg:x2="1.8882in" svg:y2="0.5591in"><text:p/></draw:line><draw:frame text:anchor-type="paragraph" draw:z-index="15" draw:style-name="gr1" svg:width="1.2098in" svg:height="0.265in" svg:x="1.8075in" svg:y="0.8354in"><draw:text-box><text:p>b<text:tab/><text:tab/><text:tab/>c</text:p></draw:text-box></draw:frame><draw:line text:anchor-type="paragraph" draw:z-index="25" draw:style-name="gr6" draw:text-style-name="P21" svg:x1="0.802in" svg:y1="0.0965in" svg:x2="0.802in" svg:y2="0.2992in"><text:p/></draw:line><draw:line text:anchor-type="paragraph" draw:z-index="24" draw:style-name="gr6" draw:text-style-name="P21" svg:x1="2.5236in" svg:y1="0.0783in" svg:x2="2.8854in" svg:y2="0.3346in"><text:p/></draw:line><draw:line text:anchor-type="paragraph" draw:z-index="23" draw:style-name="gr6" draw:text-style-name="P21" svg:x1="1.9756in" svg:y1="0.2902in" svg:x2="2.3992in" svg:y2="0.0339in"><text:p/></draw:line><draw:line text:anchor-type="paragraph" draw:z-index="22" draw:style-name="gr6" draw:text-style-name="P21" svg:x1="2.4445in" svg:y1="0.2902in" svg:x2="2.4445in" svg:y2="0.061in"><text:p/></draw:line><text:span text:style-name="T4"/></text:p>
          </table:table-cell>
        </table:table-row>
      </table:table>
      <text:p text:style-name="P6"/>
      <text:p text:style-name="P8"><text:span text:style-name="T8">b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<text:span text:style-name="T8">Action</text:span></text:p>
          </table:table-cell>
          <table:table-cell table:style-name="Table2.A1" office:value-type="string">
            <text:p text:style-name="P19"><text:span text:style-name="T8">Stack</text:span></text:p>
          </table:table-cell>
          <table:table-cell table:style-name="Table2.C1" office:value-type="string">
            <text:p text:style-name="P19"><text:span text:style-name="T8">Input</text:span></text:p>
          </table:table-cell>
        </table:table-row>
        <table:table-row>
          <table:table-cell table:style-name="Table2.A2" office:value-type="string">
            <text:p text:style-name="P16"><text:span text:style-name="T8">Shift</text:span>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6"><text:span text:style-name="T8">a*b*c</text:span></text:p>
          </table:table-cell>
        </table:table-row>
        <table:table-row>
          <table:table-cell table:style-name="Table2.A2" office:value-type="string">
            <text:p text:style-name="P16"><text:span text:style-name="T9">Reduce</text:span><text:span text:style-name="T8"> E → id</text:span></text:p>
          </table:table-cell>
          <table:table-cell table:style-name="Table2.A2" office:value-type="string">
            <text:p text:style-name="P16"><text:span text:style-name="T8">a</text:span></text:p>
          </table:table-cell>
          <table:table-cell table:style-name="Table2.C2" office:value-type="string">
            <text:p text:style-name="P20"><text:span text:style-name="T6">*</text:span><text:span text:style-name="T7">b *c</text:span></text:p>
          </table:table-cell>
        </table:table-row>
        <table:table-row>
          <table:table-cell table:style-name="Table2.A2" office:value-type="string">
            <text:p text:style-name="P17"><text:span text:style-name="T9">Shift</text:span></text:p>
          </table:table-cell>
          <table:table-cell table:style-name="Table2.A2" office:value-type="string">
            <text:p text:style-name="P16"><text:span text:style-name="T8">E</text:span></text:p>
          </table:table-cell>
          <table:table-cell table:style-name="Table2.C2" office:value-type="string">
            <text:p text:style-name="P14">*<text:span text:style-name="T9">b *c</text:span></text:p>
          </table:table-cell>
        </table:table-row>
        <table:table-row>
          <table:table-cell table:style-name="Table2.A2" office:value-type="string">
            <text:p text:style-name="P17"><text:span text:style-name="T9">Shift</text:span></text:p>
          </table:table-cell>
          <table:table-cell table:style-name="Table2.A2" office:value-type="string">
            <text:p text:style-name="P17"><text:span text:style-name="T9">E *</text:span></text:p>
          </table:table-cell>
          <table:table-cell table:style-name="Table2.C2" office:value-type="string">
            <text:p text:style-name="P17"><text:span text:style-name="T9">b*c</text:span></text:p>
          </table:table-cell>
        </table:table-row>
        <table:table-row>
          <table:table-cell table:style-name="Table2.A2" office:value-type="string">
            <text:p text:style-name="P17"><text:span text:style-name="T9">Reduce E → id</text:span></text:p>
          </table:table-cell>
          <table:table-cell table:style-name="Table2.A2" office:value-type="string">
            <text:p text:style-name="P17"><text:span text:style-name="T9">E * b</text:span></text:p>
          </table:table-cell>
          <table:table-cell table:style-name="Table2.C2" office:value-type="string">
            <text:p text:style-name="P14">*<text:span text:style-name="T9">c</text:span></text:p>
          </table:table-cell>
        </table:table-row>
        <table:table-row>
          <table:table-cell table:style-name="Table2.A2" office:value-type="string">
            <text:p text:style-name="P17"><text:span text:style-name="T9">Reduce E → E*E</text:span></text:p>
          </table:table-cell>
          <table:table-cell table:style-name="Table2.A2" office:value-type="string">
            <text:p text:style-name="P17"><text:span text:style-name="T9">E * E</text:span></text:p>
          </table:table-cell>
          <table:table-cell table:style-name="Table2.C2" office:value-type="string">
            <text:p text:style-name="P14">*<text:span text:style-name="T9">c</text:span></text:p>
          </table:table-cell>
        </table:table-row>
        <table:table-row>
          <table:table-cell table:style-name="Table2.A2" office:value-type="string">
            <text:p text:style-name="P17"><text:span text:style-name="T9">Shift</text:span></text:p>
          </table:table-cell>
          <table:table-cell table:style-name="Table2.A2" office:value-type="string">
            <text:p text:style-name="P17"><text:span text:style-name="T9">E</text:span></text:p>
          </table:table-cell>
          <table:table-cell table:style-name="Table2.C2" office:value-type="string">
            <text:p text:style-name="P14">*<text:span text:style-name="T9">c</text:span></text:p>
          </table:table-cell>
        </table:table-row>
        <table:table-row>
          <table:table-cell table:style-name="Table2.A2" office:value-type="string">
            <text:p text:style-name="P17"><text:span text:style-name="T9">Shift</text:span></text:p>
          </table:table-cell>
          <table:table-cell table:style-name="Table2.A2" office:value-type="string">
            <text:p text:style-name="P17"><text:span text:style-name="T9">E *</text:span></text:p>
          </table:table-cell>
          <table:table-cell table:style-name="Table2.C2" office:value-type="string">
            <text:p text:style-name="P17"><text:span text:style-name="T9">c</text:span></text:p>
          </table:table-cell>
        </table:table-row>
        <text:soft-page-break/>
        <table:table-row>
          <table:table-cell table:style-name="Table2.A2" office:value-type="string">
            <text:p text:style-name="P17"><text:span text:style-name="T9">Reduce E → id</text:span></text:p>
          </table:table-cell>
          <table:table-cell table:style-name="Table2.A2" office:value-type="string">
            <text:p text:style-name="P17"><text:span text:style-name="T9">E*c</text:span>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7"><text:span text:style-name="T9">Reduce E → E*E</text:span></text:p>
          </table:table-cell>
          <table:table-cell table:style-name="Table2.A2" office:value-type="string">
            <text:p text:style-name="P17"><text:span text:style-name="T9">E*E</text:span>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7"><text:span text:style-name="T9">Accept</text:span></text:p>
          </table:table-cell>
          <table:table-cell table:style-name="Table2.A2" office:value-type="string">
            <text:p text:style-name="P17"><text:span text:style-name="T9">E</text:span></text:p>
          </table:table-cell>
          <table:table-cell table:style-name="Table2.C2" office:value-type="string">
            <text:p text:style-name="P14"/>
          </table:table-cell>
        </table:table-row>
      </table:table>
      <text:p text:style-name="P8"><text:span text:style-name="T8"/></text:p>
      <text:p text:style-name="P9"><text:span text:style-name="T9">c. Tree 1 is correct because it is the one that provides left multiplication associativity</text:span></text:p>
      <text:p text:style-name="P9"><text:span text:style-name="T9"/></text:p>
      <text:p text:style-name="P10"><text:span text:style-name="T10">d.</text:span></text:p>
      <text:p text:style-name="P10"><text:span text:style-name="T10">%left Plus</text:span></text:p>
      <text:p text:style-name="P10"><text:span text:style-name="T10">%left Star</text:span></text:p>
      <text:p text:style-name="P10"><text:span text:style-name="T10">%...</text:span></text:p>
      <text:p text:style-name="P10"><text:span text:style-name="T10">%%</text:span></text:p>
      <text:p text:style-name="P10"><text:span text:style-name="T10"/></text:p>
      <text:p text:style-name="P12"><text:span text:style-name="T10">Problem 3</text:span></text:p>
      <text:p text:style-name="P10"><text:span text:style-name="T10">%left Equivalency</text:span></text:p>
      <text:p text:style-name="P10"><text:span text:style-name="T10">%left Equal</text:span></text:p>
      <text:p text:style-name="P10"><text:span text:style-name="T10">%left Plus</text:span></text:p>
      <text:p text:style-name="P10"><text:span text:style-name="T10">%left Star</text:span></text:p>
      <text:p text:style-name="P10"><text:span text:style-name="T10">%...</text:span></text:p>
      <text:p text:style-name="P10"><text:span text:style-name="T10">%%</text:span></text:p>
      <text:p text:style-name="P12"><text:span text:style-name="T3"/></text:p>
      <text:p text:style-name="P12"><text:span text:style-name="T3">G</text:span><text:span text:style-name="T11">E </text:span><text:span text:style-name="T12">:<text:tab/>E → E – T | T</text:span></text:p>
      <text:p text:style-name="P12"><text:span text:style-name="T12"><text:tab/>T → id<text:tab/>| T * id</text:span></text:p>
      <text:p text:style-name="P12"><text:span text:style-name="T12"><text:tab/>B → T = T | E = T | T = E | E = E</text:span></text:p>
      <text:p text:style-name="P12"><text:span text:style-name="T12"><text:tab/>C → T == T | E == T | T == E | E == 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5791e" officeooo:paragraph-rsid="0015791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shua Harris</text:p>
        <text:p text:style-name="MP1">jharri3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5:54:20</meta:creation-date>
    <meta:editing-duration>PT1S</meta:editing-duration>
    <meta:editing-cycles>2</meta:editing-cycles>
    <meta:generator>LibreOffice/3.6$Linux_X86_64 LibreOffice_project/360m1$Build-2</meta:generator>
    <dc:date>2013-02-11T18:14:19</dc:date>
    <meta:document-statistic meta:table-count="2" meta:image-count="0" meta:object-count="0" meta:page-count="2" meta:paragraph-count="65" meta:word-count="216" meta:character-count="825" meta:non-whitespace-character-count="668"/>
  </office:meta>
</office:document-meta>
</file>